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ALICE OF THE NAZARENES (6:1-6a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ALICE OF THE NAZARENES (6:1-6a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hostility (6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helplessness (6:4-6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MARK 6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ALICE OF THE NAZARENES (6:1-6a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ISSIONS OF THE TWELVE (6:6b-1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MISSIONS OF THE TWELVE (6:6b-1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ir assignments (6:6b-11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assignments (6:6b-11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o cast out demons (6:6b-7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o take no food, money, or extra clothes (6:8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condemn unbelieving cities (6:11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MISSIONS OF THE TWELVE (6:6b-13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ir assignments (6:6b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ir accomplishments (6:12-13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ir accomplishments (6:12-13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y cast out demons (6:13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y preach the gospel (6:12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y heal the sick (6:13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MISSIONS OF THE TWELVE (6:6b-1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ir assignments (6:6b-1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ir accomplishments (6:12-13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6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MALICE OF THE NAZARENES (6:1-6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MISSIONS OF THE TWELVE (6:6b-1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ARTYRDOM OF THE BAPTIST (6:14-29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-title-Title-Slide" presentation:presentation-page-layout-name="Master1-PPL1" draw:id="Slide-265">
        <draw:frame draw:id="id101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THE MARTYRDOM OF THE BAPTIST (6:14-29)<text:s text:c="1"/></text:span><text:span text:style-name="a566" text:class-names=""/></text:p>
          </draw:text-box>
          <svg:title/>
          <svg:desc/>
        </draw:frame>
        <draw:frame draw:id="id102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John is mistreated by Herod Antipas (6:17-20).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John is mistreated by Herod Antipas (6:17-20).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What Herod does (6:17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Why Herod does it (6:18-20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MARTYRDOM OF THE BAPTIST (6:14-29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John is mistreated by Herod Antipas (6:17-20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John is murdered by Herod Antipas (6:21-29)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John is murdered by Herod Antipas (6:21-29).<text:s text:c="1"/></text:span><text:span text:style-name="a606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party (6:21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performance (6:22a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promise (6:22b-23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plot (6:24-29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E MARTYRDOM OF THE BAPTIST (6:14-29)<text:s text:c="1"/></text:span><text:span text:style-name="a627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John is mistreated by Herod Antipas (6:17-20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John is murdered by Herod Antipas (6:21-29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Jesus is misunderstood by Herod Antipas (6:14-16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MARK 6</text:span><text:span text:style-name="a645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THE MALICE OF THE NAZARENES (6:1-6a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MISSIONS OF THE TWELVE (6:6b-1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MARTYRDOM OF THE BAPTIST (6:14-29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MIRACLES OF JESUS (6:30-56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-title-Title-Slide" presentation:presentation-page-layout-name="Master1-PPL1" draw:id="Slide-271">
        <draw:frame draw:id="id113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THE MIRACLES OF JESUS (6:30-56):<text:s text:c="1"/></text:span><text:span text:style-name="a666" text:class-names=""/></text:p>
          </draw:text-box>
          <svg:title/>
          <svg:desc/>
        </draw:frame>
        <draw:frame draw:id="id114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Feeding the Five Thousand (6:30-44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7" draw:style-name="a674" draw:master-page-name="Master1-Layout1-title-Title-Slide" presentation:presentation-page-layout-name="Master1-PPL1" draw:id="Slide-272">
        <draw:frame draw:id="id115" presentation:style-name="a678" draw:name="Title 1" svg:x="1.38in" svg:y="0.83in" svg:width="10.3in" svg:height="4.42in" presentation:class="title" presentation:placeholder="false">
          <draw:text-box>
            <text:p text:style-name="a677" text:class-names="" text:cond-style-name=""><text:span text:style-name="a675" text:class-names=""><text:s text:c="1"/>Feeding the Five Thousand (6:30-44)<text:s text:c="1"/></text:span><text:span text:style-name="a676" text:class-names=""/></text:p>
          </draw:text-box>
          <svg:title/>
          <svg:desc/>
        </draw:frame>
        <draw:frame draw:id="id116" presentation:style-name="a683" draw:name="Subtitle 2" svg:x="1.38in" svg:y="5.25in" svg:width="10.3in" svg:height="1.85in" presentation:class="subtitle" presentation:placeholder="false">
          <draw:text-box>
            <text:p text:style-name="a680" text:class-names="" text:cond-style-name=""><text:span text:style-name="a679" text:class-names=""><text:s text:c="1"/>Events preceding this miracle (6:30-38)<text:s text:c="1"/></text:span></text:p>
            <text:p text:style-name="a682" text:class-names="" text:cond-style-name=""><text:span text:style-name="a681" text:class-names=""/></text:p>
          </draw:text-box>
          <svg:title/>
          <svg:desc/>
        </draw:frame>
      </draw:page>
      <draw:page draw:name="Slide18" draw:style-name="a684" draw:master-page-name="Master1-Layout12-tx-Title-and-Text" presentation:presentation-page-layout-name="Master1-PPL12" draw:id="Slide-273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Events preceding this miracle (6:30-38)<text:s text:c="1"/></text:span><text:span text:style-name="a686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onsideration of Jesus (6:30-3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ompassion of Jesus (6:32-3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9" draw:style-name="a699" draw:master-page-name="Master1-Layout12-tx-Title-and-Text" presentation:presentation-page-layout-name="Master1-PPL12" draw:id="Slide-274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Feeding the Five Thousand (6:30-44)<text:s text:c="1"/></text:span><text:span text:style-name="a701" text:class-names=""/></text:p>
          </draw:text-box>
          <svg:title/>
          <svg:desc/>
        </draw:frame>
        <draw:frame draw:id="id120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Events preceding this miracle (6:30-38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command of Jesus (6:35-38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0" draw:style-name="a714" draw:master-page-name="Master1-Layout12-tx-Title-and-Text" presentation:presentation-page-layout-name="Master1-PPL12" draw:id="Slide-275">
        <draw:frame draw:id="id121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command of Jesus (6:35-38)<text:s text:c="1"/></text:span><text:span text:style-name="a716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disciples' despair (6:35-3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Savior's directive (6:37-38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1" draw:style-name="a729" draw:master-page-name="Master1-Layout12-tx-Title-and-Text" presentation:presentation-page-layout-name="Master1-PPL12" draw:id="Slide-276">
        <draw:frame draw:id="id123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Feeding the Five Thousand (6:30-44)<text:s text:c="1"/></text:span><text:span text:style-name="a731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Events preceding this miracle (6:30-38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ommand of Jesus (6:35-3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Events accompanying this miracle (6:39-4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Events accompanying this miracle (6:39-42)<text:s text:c="1"/></text:span><text:span text:style-name="a749" text:class-names=""/></text:p>
          </draw:text-box>
          <svg:title/>
          <svg:desc/>
        </draw:frame>
        <draw:frame draw:id="id126" presentation:style-name="a764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arrangement (6:39-40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acknowledgment (6:41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abundance (6:42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3" draw:style-name="a765" draw:master-page-name="Master1-Layout12-tx-Title-and-Text" presentation:presentation-page-layout-name="Master1-PPL12" draw:id="Slide-278">
        <draw:frame draw:id="id127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Feeding the Five Thousand (6:30-44)<text:s text:c="1"/></text:span><text:span text:style-name="a767" text:class-names=""/></text:p>
          </draw:text-box>
          <svg:title/>
          <svg:desc/>
        </draw:frame>
        <draw:frame draw:id="id128" presentation:style-name="a785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Events preceding this miracle (6:30-38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command of Jesus (6:35-38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Events accompanying this miracle (6:39-42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Events following this miracle (6:43-44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4" draw:style-name="a786" draw:master-page-name="Master1-Layout12-tx-Title-and-Text" presentation:presentation-page-layout-name="Master1-PPL12" draw:id="Slide-279">
        <draw:frame draw:id="id129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Events following this miracle (6:43-44)<text:s text:c="1"/></text:span><text:span text:style-name="a788" text:class-names=""/></text:p>
          </draw:text-box>
          <svg:title/>
          <svg:desc/>
        </draw:frame>
        <draw:frame draw:id="id130" presentation:style-name="a800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The meals (6:43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men (6:44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5" draw:style-name="a801" draw:master-page-name="Master1-Layout12-tx-Title-and-Text" presentation:presentation-page-layout-name="Master1-PPL12" draw:id="Slide-280">
        <draw:frame draw:id="id131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Feeding the Five Thousand (6:30-44)<text:s text:c="1"/></text:span><text:span text:style-name="a803" text:class-names=""/></text:p>
          </draw:text-box>
          <svg:title/>
          <svg:desc/>
        </draw:frame>
        <draw:frame draw:id="id132" presentation:style-name="a821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Events preceding this miracle (6:30-38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ommand of Jesus (6:35-38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Events accompanying this miracle (6:39-42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Events following this miracle (6:43-44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6" draw:style-name="a822" draw:master-page-name="Master1-Layout12-tx-Title-and-Text" presentation:presentation-page-layout-name="Master1-PPL12" draw:id="Slide-281">
        <draw:frame draw:id="id133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THE MIRACLES OF JESUS (6:30-56):<text:s text:c="1"/></text:span><text:span text:style-name="a824" text:class-names=""/></text:p>
          </draw:text-box>
          <svg:title/>
          <svg:desc/>
        </draw:frame>
        <draw:frame draw:id="id134" presentation:style-name="a836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Feeding the Five Thousand (6:30-44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Walking on the water (6:45-52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7" draw:style-name="a837" draw:master-page-name="Master1-Layout12-tx-Title-and-Text" presentation:presentation-page-layout-name="Master1-PPL12" draw:id="Slide-282">
        <draw:frame draw:id="id135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Walking on the water (6:45-52)<text:s text:c="1"/></text:span><text:span text:style-name="a839" text:class-names=""/></text:p>
          </draw:text-box>
          <svg:title/>
          <svg:desc/>
        </draw:frame>
        <draw:frame draw:id="id136" presentation:style-name="a860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The awareness (6:45-48a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approach (6:48b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alarm (6:49-50a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assurance (6:50b-51a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amazement (6:51b-52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28" draw:style-name="a861" draw:master-page-name="Master1-Layout12-tx-Title-and-Text" presentation:presentation-page-layout-name="Master1-PPL12" draw:id="Slide-283">
        <draw:frame draw:id="id137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THE MIRACLES OF JESUS (6:30-56):<text:s text:c="1"/></text:span><text:span text:style-name="a863" text:class-names=""/></text:p>
          </draw:text-box>
          <svg:title/>
          <svg:desc/>
        </draw:frame>
        <draw:frame draw:id="id138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Feeding the Five Thousand (6:30-44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Walking on the water (6:45-52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9" draw:style-name="a876" draw:master-page-name="Master1-Layout12-tx-Title-and-Text" presentation:presentation-page-layout-name="Master1-PPL12" draw:id="Slide-284">
        <draw:frame draw:id="id139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MARK 6</text:span><text:span text:style-name="a878" text:class-names=""/></text:p>
          </draw:text-box>
          <svg:title/>
          <svg:desc/>
        </draw:frame>
        <draw:frame draw:id="id140" presentation:style-name="a899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THE MALICE OF THE NAZARENES (6:1-6a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THE MISSIONS OF THE TWELVE (6:6b-13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THE MARTYRDOM OF THE BAPTIST (6:14-29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THE MIRACLES OF JESUS (6:30-56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Healing the multitudes (6:53-56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6</dc:title>
    <meta:initial-creator>David STRICKLAND</meta:initial-creator>
    <dc:creator>David STRICKLAND</dc:creator>
    <meta:creation-date>2020-02-22T17:35:22Z</meta:creation-date>
    <dc:date>2020-02-22T17:35:23Z</dc:date>
    <meta:template xlink:href="BibleStudy" xlink:type="simple"/>
    <meta:editing-cycles>1</meta:editing-cycles>
    <meta:editing-duration>PT0S</meta:editing-duration>
    <meta:document-statistic meta:paragraph-count="102" meta:word-count="753"/>
  </office:meta>
</office:document-meta>
</file>